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2mm"/>
    </style:style>
    <style:style style:name="co2" style:family="table-column">
      <style:table-column-properties fo:break-before="auto" style:column-width="30.9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aptain Morgan v1.2.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4" table:default-cell-style-name="ce1"/>
        <table:table-column table:style-name="co3" table:default-cell-style-name="ce3"/>
        <table:table-column table:style-name="co3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Refre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RS part no.</text:p>
          </table:table-cell>
          <table:table-cell table:style-name="ce1" office:value-type="string" calcext:value-type="string">
            <text:p>RS cost</text:p>
          </table:table-cell>
          <table:table-cell office:value-type="string" calcext:value-type="string">
            <text:p>Farnell part no.</text:p>
          </table:table-cell>
          <table:table-cell table:style-name="ce1" office:value-type="string" calcext:value-type="string">
            <text:p>Farnell cos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 header 2x20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4-6182</text:p>
          </table:table-cell>
          <table:table-cell table:style-name="ce2" office:value-type="string" calcext:value-type="string">
            <text:p>£4.83</text:p>
          </table:table-cell>
          <table:table-cell office:value-type="float" office:value="1569232" calcext:value-type="float">
            <text:p>1569232</text:p>
          </table:table-cell>
          <table:table-cell office:value-type="currency" office:currency="GBP" office:value="3.648" calcext:value-type="currency">
            <text:p>£3.65</text:p>
          </table:table-cell>
          <table:table-cell/>
        </table:table-row>
        <table:table-row table:style-name="ro1">
          <table:table-cell office:value-type="string" calcext:value-type="string">
            <text:p>Pcb mount mmcx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-7440</text:p>
          </table:table-cell>
          <table:table-cell office:value-type="currency" office:currency="GBP" office:value="1.6" calcext:value-type="currency">
            <text:p>£1.60</text:p>
          </table:table-cell>
          <table:table-cell office:value-type="float" office:value="1056319" calcext:value-type="float">
            <text:p>1056319</text:p>
          </table:table-cell>
          <table:table-cell office:value-type="currency" office:currency="GBP" office:value="1.932" calcext:value-type="currency">
            <text:p>£1.93</text:p>
          </table:table-cell>
          <table:table-cell/>
        </table:table-row>
        <table:table-row table:style-name="ro1">
          <table:table-cell office:value-type="string" calcext:value-type="string">
            <text:p>2K2 1206 resistror</text:p>
          </table:table-cell>
          <table:table-cell office:value-type="string" calcext:value-type="string">
            <text:p>R3/R4/R5/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3-2300P</text:p>
          </table:table-cell>
          <table:table-cell office:value-type="currency" office:currency="GBP" office:value="0.008" calcext:value-type="currency">
            <text:p>£0.01</text:p>
          </table:table-cell>
          <table:table-cell office:value-type="float" office:value="9336168" calcext:value-type="float">
            <text:p>9336168</text:p>
          </table:table-cell>
          <table:table-cell office:value-type="currency" office:currency="GBP" office:value="0.035" calcext:value-type="currency">
            <text:p>£0.04</text:p>
          </table:table-cell>
          <table:table-cell/>
        </table:table-row>
        <table:table-row table:style-name="ro1">
          <table:table-cell office:value-type="string" calcext:value-type="string">
            <text:p>10k 1206 RESISTOR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3-2394</text:p>
          </table:table-cell>
          <table:table-cell office:value-type="currency" office:currency="GBP" office:value="0.017" calcext:value-type="currency">
            <text:p>£0.02</text:p>
          </table:table-cell>
          <table:table-cell office:value-type="float" office:value="9335765" calcext:value-type="float">
            <text:p>9335765</text:p>
          </table:table-cell>
          <table:table-cell office:value-type="currency" office:currency="GBP" office:value="0.037" calcext:value-type="currency">
            <text:p>£0.04</text:p>
          </table:table-cell>
          <table:table-cell/>
        </table:table-row>
        <table:table-row table:style-name="ro1">
          <table:table-cell office:value-type="string" calcext:value-type="string">
            <text:p>Polyfuse</text:p>
          </table:table-cell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7-8364P</text:p>
          </table:table-cell>
          <table:table-cell office:value-type="currency" office:currency="GBP" office:value="0.191" calcext:value-type="currency">
            <text:p>£0.19</text:p>
          </table:table-cell>
          <table:table-cell office:value-type="float" office:value="1817308" calcext:value-type="float">
            <text:p>1817308</text:p>
          </table:table-cell>
          <table:table-cell office:value-type="currency" office:currency="GBP" office:value="0.3984" calcext:value-type="currency">
            <text:p>£0.40</text:p>
          </table:table-cell>
          <table:table-cell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D1-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85-612</text:p>
          </table:table-cell>
          <table:table-cell office:value-type="currency" office:currency="GBP" office:value="0.125" calcext:value-type="currency">
            <text:p>£0.13</text:p>
          </table:table-cell>
          <table:table-cell table:style-name="ce4" office:value-type="float" office:value="8737819" calcext:value-type="float">
            <text:p>8737819</text:p>
          </table:table-cell>
          <table:table-cell office:value-type="currency" office:currency="GBP" office:value="0.18" calcext:value-type="currency">
            <text:p>£0.18</text:p>
          </table:table-cell>
          <table:table-cell/>
        </table:table-row>
        <table:table-row table:style-name="ro1">
          <table:table-cell office:value-type="string" calcext:value-type="string">
            <text:p>Green Led 1204</text:p>
          </table:table-cell>
          <table:table-cell office:value-type="string" calcext:value-type="string">
            <text:p>LED5/LED1/LE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6-3508</text:p>
          </table:table-cell>
          <table:table-cell office:value-type="currency" office:currency="GBP" office:value="0.09" calcext:value-type="currency">
            <text:p>£0.09</text:p>
          </table:table-cell>
          <table:table-cell office:value-type="float" office:value="206226" calcext:value-type="float">
            <text:p>206226</text:p>
          </table:table-cell>
          <table:table-cell office:value-type="currency" office:currency="GBP" office:value="0.3132" calcext:value-type="currency">
            <text:p>£0.31</text:p>
          </table:table-cell>
          <table:table-cell/>
        </table:table-row>
        <table:table-row table:style-name="ro1">
          <table:table-cell office:value-type="string" calcext:value-type="string">
            <text:p>Red Led 1204</text:p>
          </table:table-cell>
          <table:table-cell office:value-type="string" calcext:value-type="string">
            <text:p>LED2/LED4/LE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6-3527</text:p>
          </table:table-cell>
          <table:table-cell office:value-type="currency" office:currency="GBP" office:value="0.09" calcext:value-type="currency">
            <text:p>£0.09</text:p>
          </table:table-cell>
          <table:table-cell office:value-type="float" office:value="2062231" calcext:value-type="float">
            <text:p>2062231</text:p>
          </table:table-cell>
          <table:table-cell office:value-type="currency" office:currency="GBP" office:value="0.5724" calcext:value-type="currency">
            <text:p>£0.57</text:p>
          </table:table-cell>
          <table:table-cell/>
        </table:table-row>
        <table:table-row table:style-name="ro1">
          <table:table-cell office:value-type="string" calcext:value-type="string">
            <text:p>Maestro A2200-A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continued</text:p>
          </table:table-cell>
          <table:table-cell table:style-name="ce1" office:value-type="string" calcext:value-type="string">
            <text:p>N/A</text:p>
          </table:table-cell>
          <table:table-cell office:value-type="float" office:value="2281694" calcext:value-type="float">
            <text:p>2281694</text:p>
          </table:table-cell>
          <table:table-cell office:value-type="currency" office:currency="GBP" office:value="13.572" calcext:value-type="currency">
            <text:p>£13.57</text:p>
          </table:table-cell>
          <table:table-cell office:value-type="string" calcext:value-type="string">
            <text:p>The A2200-A <text:s/>should be replaced with an A5100-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Hogg </meta:initial-creator>
    <meta:creation-date>2016-12-04T16:39:27.309069791</meta:creation-date>
    <dc:date>2016-12-04T20:01:05.505779670</dc:date>
    <dc:creator>WilliamHogg </dc:creator>
    <meta:editing-duration>PT2M27S</meta:editing-duration>
    <meta:editing-cycles>1</meta:editing-cycles>
    <meta:document-statistic meta:table-count="1" meta:cell-count="72" meta:object-count="0"/>
    <meta:generator>LibreOffice/5.0.6.2$Linux_X86_64 LibreOffice_project/00$Build-2</meta:generator>
  </office:meta>
</office:document-meta>
</file>